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ource-code-pro" svg:font-family="source-code-pro, Monaco, Consolas, 'Courier New', monospace"/>
    <style:font-face style:name="system-ui" svg:font-family="system-ui, apple-system, BlinkMacSystemFont, 'Segoe UI', Ubuntu, Cantarell, Oxygen, Roboto, Helvetica, Arial, sans-serif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 fo:padding="0in" fo:border="none"/>
      <style:text-properties fo:color="#005cc5" loext:opacity="100%"/>
    </style:style>
    <style:style style:name="P2" style:family="paragraph" style:parent-style-name="Preformatted_20_Text">
      <style:paragraph-properties fo:margin-top="0in" fo:margin-bottom="0.1965in" style:contextual-spacing="false" fo:orphans="2" fo:widows="2" fo:padding="0in" fo:border="none"/>
    </style:style>
    <style:style style:name="P3" style:family="paragraph" style:parent-style-name="Preformatted_20_Text">
      <style:paragraph-properties fo:orphans="2" fo:widows="2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11111" loext:opacity="100%" style:font-name="system-ui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0%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111111" loext:opacity="100%" style:font-name="source-code-pro" fo:font-size="9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111111" loext:opacity="100%" style:font-name="system-ui" fo:font-size="10.5pt" fo:letter-spacing="normal" fo:font-style="normal" fo:font-weight="normal"/>
    </style:style>
    <style:style style:name="T3" style:family="text">
      <style:text-properties fo:font-variant="normal" fo:text-transform="none" fo:color="#111111" loext:opacity="100%" style:text-line-through-style="none" style:text-line-through-type="none" style:font-name="system-ui" fo:font-size="10.5pt" fo:letter-spacing="normal" fo:font-style="normal" style:text-underline-style="none" fo:font-weight="bold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4" style:family="text">
      <style:text-properties fo:font-variant="normal" fo:text-transform="none" style:font-name="source-code-pro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5cc5" loext:opacity="100%" style:font-name="source-code-pro" fo:font-size="9pt" fo:letter-spacing="normal" fo:font-style="normal" fo:font-weight="normal" loext:padding="0in" loext:border="none"/>
    </style:style>
    <style:style style:name="T6" style:family="text">
      <style:text-properties fo:font-variant="normal" fo:text-transform="none" fo:letter-spacing="normal" loext:padding="0in" loext:border="none"/>
    </style:style>
    <style:style style:name="T7" style:family="text">
      <style:text-properties fo:font-variant="normal" fo:text-transform="none" fo:color="#032f62" loext:opacity="100%" style:font-name="source-code-pro" fo:font-size="9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735c0f" loext:opacity="100%" style:font-name="source-code-pro" fo:font-size="9pt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 gibt bei SearXNG viele Einstellungen, Infos usw. aber hier erstmal wie ich es installiert habe.</text:p>
      <text:p text:style-name="P4">Den Container habe ich so eingerichtet…<text:line-break/>Ubuntu 22.04.2 LTS<text:line-break/>1 CPU<text:line-break/>1024 MB Ram<text:line-break/>512 Cache<text:line-break/>8GB HDD</text:p>
      <text:p text:style-name="P4">+++ Update Ubuntu +++</text:p>
      <text:p text:style-name="P5"><text:span text:style-name="Source_20_Text"><text:span text:style-name="T1">apt update &amp;&amp; apt dist-upgrade -y &amp;&amp; apt autoremove &amp;&amp; apt autoclean -y</text:span></text:span></text:p>
      <text:p text:style-name="P4">+++ Docker Installation +++</text:p>
      <text:p text:style-name="P5"><text:span text:style-name="Source_20_Text"><text:span text:style-name="T1">apt install docker.io docker-compose -y</text:span></text:span></text:p>
      <text:p text:style-name="P4">+++ Ordner erstellen +++</text:p>
      <text:p text:style-name="P5"><text:span text:style-name="Source_20_Text"><text:span text:style-name="T1">mkdir /searxng</text:span></text:span></text:p>
      <text:p text:style-name="P4">+++ In den Ordner wechseln +++</text:p>
      <text:p text:style-name="P5"><text:span text:style-name="Source_20_Text"><text:span text:style-name="T1">cd /searxng</text:span></text:span></text:p>
      <text:p text:style-name="P4">+++ Erstelle die docker-compose Datei +++</text:p>
      <text:p text:style-name="P5"><text:span text:style-name="Source_20_Text"><text:span text:style-name="T1">nano docker-compose.yml</text:span></text:span></text:p>
      <text:p text:style-name="P1"><text:span text:style-name="Source_20_Text"><text:span text:style-name="T4">services:</text:span></text:span></text:p>
      <text:p text:style-name="P3"><text:span text:style-name="Source_20_Text"><text:span text:style-name="T6"><text:s text:c="2"/></text:span></text:span><text:span text:style-name="Source_20_Text"><text:span text:style-name="T5">searxng:</text:span></text:span></text:p>
      <text:p text:style-name="P3"><text:span text:style-name="Source_20_Text"><text:span text:style-name="T6"><text:s text:c="4"/></text:span></text:span><text:span text:style-name="Source_20_Text"><text:span text:style-name="T5">image:</text:span></text:span><text:span text:style-name="Source_20_Text"><text:span text:style-name="T4"> </text:span></text:span><text:span text:style-name="Source_20_Text"><text:span text:style-name="T7">searxng/searxng:latest</text:span></text:span></text:p>
      <text:p text:style-name="P3"><text:span text:style-name="Source_20_Text"><text:span text:style-name="T6"><text:s text:c="4"/></text:span></text:span><text:span text:style-name="Source_20_Text"><text:span text:style-name="T5">volumes:</text:span></text:span></text:p>
      <text:p text:style-name="P3"><text:span text:style-name="Source_20_Text"><text:span text:style-name="T6"><text:s text:c="6"/></text:span></text:span><text:span text:style-name="Source_20_Text"><text:span text:style-name="T8">-</text:span></text:span><text:span text:style-name="Source_20_Text"><text:span text:style-name="T4"> </text:span></text:span><text:span text:style-name="Source_20_Text"><text:span text:style-name="T7">/var/www/searxng:/searxng-data</text:span></text:span></text:p>
      <text:p text:style-name="P3"><text:span text:style-name="Source_20_Text"><text:span text:style-name="T6"><text:s text:c="4"/></text:span></text:span><text:span text:style-name="Source_20_Text"><text:span text:style-name="T5">environment:</text:span></text:span></text:p>
      <text:p text:style-name="P3"><text:span text:style-name="Source_20_Text"><text:span text:style-name="T6"><text:s text:c="6"/></text:span></text:span><text:span text:style-name="Source_20_Text"><text:span text:style-name="T8">-</text:span></text:span><text:span text:style-name="Source_20_Text"><text:span text:style-name="T4"> </text:span></text:span><text:span text:style-name="Source_20_Text"><text:span text:style-name="T7">TZ=Europe/Berlin</text:span></text:span></text:p>
      <text:p text:style-name="P3"><text:span text:style-name="Source_20_Text"><text:span text:style-name="T6"><text:s text:c="4"/></text:span></text:span><text:span text:style-name="Source_20_Text"><text:span text:style-name="T5">ports:</text:span></text:span></text:p>
      <text:p text:style-name="P3"><text:span text:style-name="Source_20_Text"><text:span text:style-name="T6"><text:s text:c="6"/></text:span></text:span><text:span text:style-name="Source_20_Text"><text:span text:style-name="T8">-</text:span></text:span><text:span text:style-name="Source_20_Text"><text:span text:style-name="T4"> </text:span></text:span><text:span text:style-name="Source_20_Text"><text:span text:style-name="T5">8080</text:span></text:span><text:span text:style-name="Source_20_Text"><text:span text:style-name="T7">:8080</text:span></text:span></text:p>
      <text:p text:style-name="P2"><text:span text:style-name="Source_20_Text"><text:span text:style-name="T6"><text:s text:c="4"/></text:span></text:span><text:span text:style-name="Source_20_Text"><text:span text:style-name="T5">restart:</text:span></text:span><text:span text:style-name="Source_20_Text"><text:span text:style-name="T4"> </text:span></text:span><text:span text:style-name="Source_20_Text"><text:span text:style-name="T7">always</text:span></text:span></text:p>
      <text:p text:style-name="P4">+++ Ausführen der docker-compose Datei +++</text:p>
      <text:p text:style-name="P5"><text:span text:style-name="Source_20_Text"><text:span text:style-name="T1">docker-compose up -d</text:span></text:span></text:p>
      <text:p text:style-name="P6"><text:span text:style-name="T2">Wie üblich wird diese dann mit </text:span><text:a xlink:type="simple" xlink:href="http://ipadressecontainer:8080/" office:target-frame-name="_blank" xlink:show="new" text:style-name="Internet_20_link" text:visited-style-name="Visited_20_Internet_20_Link"><text:span text:style-name="T3">http://ipadressecontainer:8080</text:span></text:a><text:span text:style-name="T2"> aufgerufe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ource-code-pro" svg:font-family="source-code-pro, Monaco, Consolas, 'Courier New', monospace"/>
    <style:font-face style:name="system-ui" svg:font-family="system-ui, apple-system, BlinkMacSystemFont, 'Segoe UI', Ubuntu, Cantarell, Oxygen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16:08:04.747000000</meta:creation-date>
    <dc:date>2023-07-19T16:08:23.427000000</dc:date>
    <meta:editing-duration>PT19S</meta:editing-duration>
    <meta:editing-cycles>1</meta:editing-cycles>
    <meta:document-statistic meta:table-count="0" meta:image-count="0" meta:object-count="0" meta:page-count="1" meta:paragraph-count="25" meta:word-count="114" meta:character-count="816" meta:non-whitespace-character-count="687"/>
    <meta:generator>LibreOffice/7.5.4.2$Windows_X86_64 LibreOffice_project/36ccfdc35048b057fd9854c757a8b67ec53977b6</meta:generator>
  </office:meta>
</office:document-meta>
</file>